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1E00000221CD23D014.png" manifest:media-type="image/png"/>
  <manifest:file-entry manifest:full-path="Pictures/10000001000003240000025E48AE00C6.png" manifest:media-type="image/png"/>
  <manifest:file-entry manifest:full-path="Pictures/100000010000037400000278597368FA.png" manifest:media-type="image/png"/>
  <manifest:file-entry manifest:full-path="Pictures/10000001000003600000029F1169B77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792c8" officeooo:paragraph-rsid="000792c8"/>
    </style:style>
    <style:style style:name="P2" style:family="paragraph" style:parent-style-name="Text_20_body">
      <style:paragraph-properties fo:text-align="center" style:justify-single-word="false"/>
      <style:text-properties officeooo:paragraph-rsid="00079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1" text:anchor-type="char" svg:x="1.339cm" svg:y="1.614cm" svg:width="14.27cm" svg:height="9.745cm" draw:z-index="0"><draw:image xlink:href="Pictures/100000010000031E00000221CD23D014.png" xlink:type="simple" xlink:show="embed" xlink:actuate="onLoad" draw:mime-type="image/png"/></draw:frame><draw:frame draw:style-name="fr1" draw:name="Imagen2" text:anchor-type="char" svg:x="1.402cm" svg:y="11.906cm" svg:width="13.185cm" svg:height="9.938cm" draw:z-index="1"><draw:image xlink:href="Pictures/10000001000003240000025E48AE00C6.png" xlink:type="simple" xlink:show="embed" xlink:actuate="onLoad" draw:mime-type="image/png"/></draw:frame>PUPPY LINUX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3" text:anchor-type="char" svg:width="15.057cm" svg:height="10.763cm" draw:z-index="2"><draw:image xlink:href="Pictures/100000010000037400000278597368FA.png" xlink:type="simple" xlink:show="embed" xlink:actuate="onLoad" draw:mime-type="image/png"/></draw:frame><draw:frame draw:style-name="fr1" draw:name="Imagen4" text:anchor-type="char" svg:x="1.349cm" svg:y="11.449cm" svg:width="13.944cm" svg:height="10.827cm" draw:z-index="3"><draw:image xlink:href="Pictures/10000001000003600000029F1169B77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92c8" officeooo:paragraph-rsid="000792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Santana Bueno<text:tab/><text:tab/>SIS 1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8:48:42.374033800</meta:creation-date>
    <dc:date>2025-12-09T18:51:14.895443600</dc:date>
    <meta:editing-duration>PT2M32S</meta:editing-duration>
    <meta:editing-cycles>1</meta:editing-cycles>
    <meta:document-statistic meta:table-count="0" meta:image-count="4" meta:object-count="0" meta:page-count="2" meta:paragraph-count="2" meta:word-count="7" meta:character-count="42" meta:non-whitespace-character-count="36"/>
    <meta:generator>LibreOffice/25.8.3.2$Windows_X86_64 LibreOffice_project/8ca8d55c161d602844f5428fa4b58097424e324e</meta:generator>
  </office:meta>
</office:document-meta>
</file>